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217.png" xlink:type="simple" xlink:show="embed" xlink:actuate="onLoad"/></draw:frame></text:p>
          </table:table-cell>
          <table:table-cell table:style-name="Table1.B1" office:value-type="string">
            <text:h text:style-name="P7" text:outline-level="1">Коэффициент корреляции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1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217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коэффициента корреляции двух входных сигналов.</text:p>
            <text:p text:style-name="P2">Коэффициент корреляции подсчитывается по следующей формуле:</text:p>
            <text:p text:style-name="P3"><draw:frame draw:style-name="fr3" draw:name="Объект1" text:anchor-type="as-char" svg:width="11.582cm" svg:height="3.6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где <text:span text:style-name="T9">n</text:span><text:span text:style-name="T8"> </text:span>– объем выборки (количество значений),</text:p>
            <text:p text:style-name="P2"><text:span text:style-name="T9">xᵢ </text:span>– величина i-го значения первого входного сигнала,</text:p>
            <text:p text:style-name="P2"><text:span text:style-name="T9">yᵢ </text:span>– величина i-го значения второго входного сигнала,</text:p>
            <text:p text:style-name="P2"><text:span text:style-name="T9">M(x)</text:span><text:span text:style-name="T8"> </text:span>– математическое ожидание первого сигнала,</text:p>
            <text:p text:style-name="P2"><text:span text:style-name="T9">M(y)</text:span><text:span text:style-name="T8"> </text:span>– математическое ожидание второго сигнала.</text:p>
            <text:p text:style-name="P2">Коэффициент корреляции показывает, насколько сильна зависимость между двумя сигналами. Если сигналы являются линейно зависимыми, то коэффициент корреляции по модулю равен <text:span text:style-name="T2">1</text:span>.</text:p>
            <text:p text:style-name="P2">Блок имеет 2 <text:span text:style-name="T4">входных</text:span> порта и 1 <text:span text:style-name="T4">выходной</text:span> порт. Входные сигналы могут быть <text:span text:style-name="T4">векторными</text:span><text:span text:style-name="T6">, при этом их размерность должна быть одинаковой</text:span>. Размерность выходного сигнала <text:span text:style-name="T4">всегда равна</text:span> размерности входных сигналов.</text:p>
            <text:p text:style-name="P2"><text:span text:style-name="T2">Свойства</text:span>:</text:p>
            <text:list xml:id="list2114625120409717895" text:style-name="L1">
              <text:list-item>
                <text:p text:style-name="P8">Размер серии – значение <text:span text:style-name="T8">N</text:span> этого свойства определяет размер серии в выборке.</text:p>
              </text:list-item>
              <text:list-item>
                <text:p text:style-name="P9"><text:span text:style-name="T7">Способ вывода данных: </text:span><text:span text:style-name="T3">По всей выборке </text:span><text:span text:style-name="T7">- </text:span><text:span text:style-name="T5">коэффициент корреляции</text:span><text:span text:style-name="T7"> уточняется сразу же после получения очередного нового значения сигнала на </text:span><text:span text:style-name="T5">входе</text:span><text:span text:style-name="T7"> в блок,</text:span><text:span text:style-name="T3"> По сериям </text:span><text:span text:style-name="T7">- </text:span><text:span text:style-name="T5">коэффициент корреляции</text:span><text:span text:style-name="T7"> вычисляется по отдельным сериям, размера </text:span><text:span text:style-name="T10">N</text:span><text:span text:style-name="T7">.</text:span></text:p>
              </text:list-item>
              <text:list-item>
                <text:p text:style-name="P9"><text:span text:style-name="T7">Период квантования, </text:span><text:span text:style-name="T10">c</text:span><text:span text:style-name="T7"> – значение этого свойства определяет длительность временного интервала между </text:span><text:span text:style-name="T5">двумя последовательными</text:span><text:span text:style-name="T7"> считываниями значений сигнала на входе блока. Если это свойство равно </text:span><text:span text:style-name="T3">0</text:span><text:span text:style-name="T7"> (нулю), то считывание производится с периодом, </text:span><text:span text:style-name="T5">равным шагу интегрирования</text:span><text:span text:style-name="T7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корреляции</dc:title>
    <dc:date>2016-02-17T12:00:13.89</dc:date>
    <meta:generator>OpenOffice/4.1.1$Win32 OpenOffice.org_project/411m6$Build-9775</meta:generator>
    <meta:editing-duration>PT7H23M16S</meta:editing-duration>
    <meta:editing-cycles>178</meta:editing-cycles>
    <dc:creator>ILYA KUBENSKIY</dc:creator>
    <meta:document-statistic meta:table-count="1" meta:image-count="2" meta:object-count="1" meta:page-count="1" meta:paragraph-count="20" meta:word-count="191" meta:character-count="139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r</mi>
        <mi mathvariant="italic">xy</mi>
      </msub>
      <mrow>
        <mi/>
        <mo stretchy="false">=</mo>
        <mi/>
      </mrow>
      <mrow>
        <mfrac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fenced open="[" close="]">
                <mrow>
                  <mrow>
                    <mrow>
                      <mfenced open="(" close=")">
                        <mrow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row>
                      </mfenced>
                      <mo stretchy="false">⋅</mo>
                      <mfenced open="(" close=")">
                        <mrow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y</mi>
                              </mrow>
                              <mo stretchy="false">)</mo>
                            </mrow>
                          </mrow>
                        </mrow>
                      </mfenced>
                    </mrow>
                  </mrow>
                </mrow>
              </mfenced>
            </mrow>
          </mrow>
          <msqrt>
            <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  <mo stretchy="false">⋅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y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</mrow>
            </mrow>
          </msqrt>
        </mfrac>
      </mrow>
    </mrow>
    <annotation encoding="StarMath 5.0">r_xy ~=~  { sum from{i=1} to{n} 
  {
   left [
    {
     left ( {x_i - M(x)} right )
     cdot 
     left ( {y_i - M(y)} right )
    }
   right ]
  }
over sqrt
  {
  sum from{i=1} to{n} 
   left [
    {
      left ( {x_i - M(x)} right )^2
    }
   right ]
  cdot
    sum from{i=1} to{n} 
   left [
    {
      left ( {y_i - M(y)} right )^2
    }
   right ]


  }
 }</annotation>
  </semantics>
</math>
</file>